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5fe" officeooo:paragraph-rsid="0006b5f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b5fe" officeooo:paragraph-rsid="0006b5f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6b5fe" officeooo:paragraph-rsid="0006b5f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6b5fe" officeooo:paragraph-rsid="0006b5f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77b31" officeooo:paragraph-rsid="00077b3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7b63f" officeooo:paragraph-rsid="0007b63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8bcaf" officeooo:paragraph-rsid="0008bcaf" style:font-size-asian="12pt" style:font-weight-asian="normal" style:font-size-complex="12pt" style:font-weight-complex="normal"/>
    </style:style>
    <style:style style:name="T1" style:family="text">
      <style:text-properties officeooo:rsid="000943ee"/>
    </style:style>
    <style:style style:name="T2" style:family="text">
      <style:text-properties officeooo:rsid="000b21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asa, 6 <text:s/>November 2018 <text:span text:style-name="T1">@ Nongsa Digital Park Batam</text:span></text:p>
      <text:p text:style-name="P1"/>
      <text:p text:style-name="P2">GIT</text:p>
      <text:p text:style-name="P3">Oleh Mas Amir</text:p>
      <text:p text:style-name="P3"/>
      <text:list xml:id="list3419670514" text:style-name="L1">
        <text:list-item>
          <text:p text:style-name="P4">Git merupakan <text:span text:style-name="T2">V</text:span>ersion <text:span text:style-name="T2">C</text:span>ontrol <text:span text:style-name="T2">S</text:span>ystem (VCS) yg populer. </text:p>
        </text:list-item>
        <text:list-item>
          <text:p text:style-name="P4">VCS lainnya ada seperti Bazaar, dll.</text:p>
        </text:list-item>
        <text:list-item>
          <text:p text:style-name="P5">Penyedia jasa git repository ada GitHub, GitLab, BitBucket.</text:p>
        </text:list-item>
        <text:list-item>
          <text:p text:style-name="P6">Git GUI Tools ada banyak macamnya, misal GitHub GUI, dll.</text:p>
        </text:list-item>
        <text:list-item>
          <text:p text:style-name="P6">Rekomendasi menggunakan git dari terminal karena lebih mudah dan umum.</text:p>
        </text:list-item>
        <text:list-item>
          <text:p text:style-name="P7">Git command:</text:p>
          <text:p text:style-name="P7">Clone,Init, Add, Status, Status, Branch, Checkout, Diff, Push, Pull, Merge, Commit</text:p>
        </text:list-item>
        <text:list-item>
          <text:p text:style-name="P7">asas 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31:31.997104473</meta:creation-date>
    <dc:date>2018-11-06T13:40:04.167169860</dc:date>
    <meta:editing-duration>PT8M3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78" meta:character-count="453" meta:non-whitespace-character-count="392"/>
  </office:meta>
</office:document-meta>
</file>